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1000002AA0D9A318C7BC9FEA3.png" manifest:media-type="image/png"/>
  <manifest:file-entry manifest:full-path="Pictures/1000ADD000003EEA000046861C62DEC619A3448C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202326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vertical-align="top" fo:min-height="4.627cm"/>
    </style:style>
    <style:style style:name="gr3" style:family="graphic" style:parent-style-name="standard">
      <style:graphic-properties draw:stroke="none" svg:stroke-color="#000000" draw:fill="none" draw:fill-color="#ffffff" draw:textarea-vertical-align="bottom" fo:min-height="4.6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Noto Sans" fo:font-size="48pt" fo:font-weight="bold" style:font-size-asian="48pt" style:font-weight-asian="bold" style:font-size-complex="48pt" style:font-weight-complex="bold"/>
    </style:style>
    <style:style style:name="T1" style:family="text">
      <style:text-properties style:font-name="Noto Sans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747cm" svg:height="17.651cm" svg:x="-0.036cm" svg:y="5.131cm">
          <draw:image xlink:href="Pictures/1000ADD000003EEA000046861C62DEC619A3448C.svg" xlink:type="simple" xlink:show="embed" xlink:actuate="onLoad">
            <text:p/>
          </draw:image>
          <draw:image xlink:href="Pictures/1000020100000261000002AA0D9A318C7BC9FEA3.png" xlink:type="simple" xlink:show="embed" xlink:actuate="onLoad"/>
        </draw:frame>
        <draw:frame draw:style-name="gr2" draw:text-style-name="P3" draw:layer="layout" svg:width="15.545cm" svg:height="4.877cm" svg:x="0.102cm" svg:y="0.102cm">
          <draw:text-box>
            <text:p text:style-name="P2"><text:span text:style-name="T1">Atomic.Computer</text:span></text:p>
          </draw:text-box>
        </draw:frame>
        <draw:frame draw:style-name="gr3" draw:text-style-name="P3" draw:layer="layout" svg:width="15.545cm" svg:height="4.877cm" svg:x="0.102cm" svg:y="23.012cm">
          <draw:text-box>
            <text:p text:style-name="P2"><text:span text:style-name="T1">Under Develop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48cm" fo:page-height="27.9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Seiters</meta:initial-creator>
    <meta:creation-date>2018-12-17T14:11:00.411759046</meta:creation-date>
    <dc:date>2018-12-28T12:26:56.972232859</dc:date>
    <dc:creator>James Seiters</dc:creator>
    <meta:editing-duration>PT53M18S</meta:editing-duration>
    <meta:editing-cycles>2</meta:editing-cycles>
    <meta:generator>LibreOffice/6.0.7.3$Linux_X86_64 LibreOffice_project/00m0$Build-3</meta:generator>
    <meta:document-statistic meta:object-count="3"/>
  </office:meta>
</office:document-meta>
</file>